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4B0000004B0BC880360.png"/>
  <manifest:file-entry manifest:media-type="image/png" manifest:full-path="Pictures/100002010000005F0000005F1382FD08.png"/>
  <manifest:file-entry manifest:media-type="image/png" manifest:full-path="Pictures/10000201000004B0000004B000E9A1BD.png"/>
  <manifest:file-entry manifest:media-type="image/png" manifest:full-path="Pictures/10000201000004C0000005592EFE46C9.png"/>
  <manifest:file-entry manifest:media-type="image/png" manifest:full-path="Pictures/10000201000009C400000132B2E8EE5B.png"/>
  <manifest:file-entry manifest:media-type="image/png" manifest:full-path="Pictures/10000201000004B0000004B083BD3386.png"/>
  <manifest:file-entry manifest:media-type="image/png" manifest:full-path="Pictures/100002010000009300000093572ACA02.png"/>
  <manifest:file-entry manifest:media-type="image/png" manifest:full-path="Pictures/100002010000009300000093A69FCD7B.png"/>
  <manifest:file-entry manifest:media-type="image/png" manifest:full-path="Pictures/100002010000007000000070FDA101AD.png"/>
  <manifest:file-entry manifest:media-type="image/png" manifest:full-path="Pictures/10000201000000800000008009B33F05.png"/>
  <manifest:file-entry manifest:media-type="image/jpeg" manifest:full-path="Pictures/10000000000008DE000009ACD38C0817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Default_20_5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Default_20_5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.353cm" fo:margin-bottom="0.212cm" fo:line-height="100%" fo:text-align="start" fo:text-indent="0cm" style:punctuation-wrap="hanging" style:writing-mode="lr-tb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2f2f2" style:text-line-through-style="none" fo:font-family="Lato" style:font-family-generic="swis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092745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4" style:family="text">
      <style:text-properties fo:color="#092745" style:text-line-through-style="none" fo:font-family="Arial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5" style:family="text">
      <style:text-properties fo:color="#092745" style:text-line-through-style="none" fo:font-family="Arial" style:font-family-generic="swiss" fo:font-size="26pt" fo:letter-spacing="normal" fo:font-style="normal" style:text-underline-style="none" fo:font-weight="normal" style:font-size-asian="26pt" style:font-style-asian="normal" style:font-weight-asian="normal" style:font-family-complex="Arial" style:font-family-generic-complex="swiss" style:font-size-complex="26pt" style:font-style-complex="normal" style:font-weight-complex="normal"/>
    </style:style>
    <style:style style:name="T6" style:family="text">
      <style:text-properties fo:color="#092745" style:text-line-through-style="none" fo:font-family="Arial" style:font-family-generic="swiss" fo:font-size="28pt" fo:letter-spacing="normal" style:text-underline-style="none" fo:font-weight="normal" style:font-size-asian="28pt" style:font-weight-asian="normal" style:font-family-complex="Arial" style:font-family-generic-complex="swiss" style:font-size-complex="28pt" style:font-weight-complex="normal"/>
    </style:style>
    <style:style style:name="T7" style:family="text">
      <style:text-properties fo:color="#092745" style:text-line-through-style="none" fo:font-family="Arial" style:font-family-generic="swiss" fo:font-size="28pt" fo:letter-spacing="normal" fo:font-style="italic" style:text-underline-style="none" fo:font-weight="normal" style:font-size-asian="28pt" style:font-style-asian="italic" style:font-weight-asian="normal" style:font-family-complex="Arial" style:font-family-generic-complex="swiss" style:font-size-complex="28pt" style:font-style-complex="italic" style:font-weight-complex="normal"/>
    </style:style>
    <style:style style:name="T8" style:family="text">
      <style:text-properties fo:color="#000000" style:text-line-through-style="none" fo:font-family="Lato" style:font-family-generic="swiss" fo:font-size="11pt" fo:letter-spacing="normal" fo:font-style="normal" style:text-underline-style="none" fo:font-weight="normal" style:font-size-asian="11pt" style:font-style-asian="normal" style:font-weight-asian="normal" style:font-family-complex="Arial" style:font-family-generic-complex="swiss" style:font-size-complex="11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bold" style:font-size-asian="18pt" style:font-style-asian="normal" style:font-weight-asian="bold" style:font-family-complex="Arial" style:font-family-generic-complex="swiss" style:font-size-complex="18pt" style:font-style-complex="normal" style:font-weight-complex="bold"/>
    </style:style>
    <style:style style:name="T10" style:family="text">
      <style:text-properties fo:color="#000000" style:text-line-through-style="none" fo:font-family="Arial" style:font-family-generic="swiss" fo:font-size="13pt" fo:letter-spacing="normal" fo:font-style="normal" style:text-underline-style="none" fo:font-weight="normal" style:font-size-asian="13pt" style:font-style-asian="normal" style:font-weight-asian="normal" style:font-family-complex="Arial" style:font-family-generic-complex="swiss" style:font-size-complex="13pt" style:font-style-complex="normal" style:font-weight-complex="normal"/>
    </style:style>
    <style:style style:name="T1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>
        <office:forms form:automatic-focus="false" form:apply-design-mode="false"/>
        <draw:frame draw:name="2 Marcador de número de diapositiva" presentation:style-name="pr1" draw:text-style-name="P2" draw:layer="layout" svg:width="3.169cm" svg:height="0.787cm" svg:x="30.015cm" svg:y="18.18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3 Título" presentation:style-name="pr2" draw:text-style-name="P4" draw:layer="layout" svg:width="29.209cm" svg:height="2.126cm" svg:x="0.621cm" svg:y="0.154cm" presentation:class="title" presentation:user-transformed="true">
          <draw:text-box>
            <text:p text:style-name="P3"><text:span text:style-name="T2">GeoPackage Extensions for Vector Tiles</text:span></text:p>
          </draw:text-box>
        </draw:frame>
        <draw:frame draw:name="1 Marcador de contenido" presentation:style-name="pr3" draw:text-style-name="P4" draw:layer="layout" svg:width="32.256cm" svg:height="14.253cm" svg:x="0.928cm" svg:y="3.331cm" presentation:class="outline" presentation:user-transformed="true">
          <draw:text-box>
            <text:p text:style-name="P5"><text:span text:style-name="T3">GeoPackage Vector Tiles extensions</text:span></text:p>
            <text:list text:style-name="L2">
              <text:list-item>
                <text:list>
                  <text:list-item>
                    <text:p><text:span text:style-name="T4">Draft extensions developed in Vector Tile Pilots</text:span><text:span text:style-name="T4"><text:line-break/></text:span><text:span text:style-name="T4">Summary ER: </text:span><text:span text:style-name="T4"><text:a xlink:href="https://docs.ogc.org/per/19-088r2.html#geopackage_extensions">https://docs.ogc.org/per/19-088r2.html#geopackage_extensions</text:a></text:span></text:p>
                  </text:list-item>
                  <text:list-item>
                    <text:p><text:span text:style-name="T4">Latest draft extensions:</text:span><text:span text:style-name="T4"><text:line-break/></text:span><text:span text:style-name="T5"><text:a xlink:href="https://gitlab.com/imagemattersllc/ogc-vtp2/-/blob/master/extensions/">https://gitlab.com/imagemattersllc/ogc-vtp2/-/blob/master/extensions/</text:a></text:span></text:p>
                  </text:list-item>
                  <text:list-item>
                    <text:p><text:span text:style-name="T5"><text:a xlink:href="https://gitlab.com/imagemattersllc/ogc-vtp2/-/blob/master/extensions/1-vte.adoc">Vector Tiles Extension</text:a></text:span><text:span text:style-name="T5">, </text:span><text:span text:style-name="T5"><text:a xlink:href="https://gitlab.com/imagemattersllc/ogc-vtp2/-/blob/master/extensions/4-vtae.adoc">Vector Tiles Attributes Extension</text:a></text:span></text:p>
                  </text:list-item>
                  <text:list-item>
                    <text:p><text:span text:style-name="T5">Formats: </text:span><text:span text:style-name="T5"><text:a xlink:href="https://gitlab.com/imagemattersllc/ogc-vtp2/-/blob/master/extensions/2-mvte.adoc">Mapbox Vector Tiles</text:a></text:span><text:span text:style-name="T5">, </text:span><text:span text:style-name="T5"><text:a xlink:href="https://gitlab.com/imagemattersllc/ogc-vtp2/-/blob/master/extensions/3-gvte.adoc">GeoJSON Vector Tiles</text:a></text:span></text:p>
                  </text:list-item>
                  <text:list-item>
                    <text:p><text:span text:style-name="T5"><text:a xlink:href="https://gitlab.com/imagemattersllc/ogc-vtp2/-/blob/master/extensions/14-tile-matrix-set.adoc">Tile Matrix Set Extension</text:a></text:span><text:span text:style-name="T5">: Support for Variable Width TMS, WorldCRS84Quad (level -1) with -180..180 latitude (blank above/below)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name="2 Marcador de número de diapositiva" presentation:style-name="pr5" draw:text-style-name="P2" draw:layer="layout" svg:width="3.169cm" svg:height="0.787cm" svg:x="30.015cm" svg:y="18.18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3 Título" presentation:style-name="pr2" draw:text-style-name="P4" draw:layer="layout" svg:width="29.209cm" svg:height="2.126cm" svg:x="0.621cm" svg:y="0.154cm" presentation:class="title" presentation:user-transformed="true">
          <draw:text-box>
            <text:p text:style-name="P3"><text:span text:style-name="T2">GeoPackage Vector Tiles Extension</text:span></text:p>
          </draw:text-box>
        </draw:frame>
        <draw:frame draw:name="1 Marcador de contenido" presentation:style-name="pr3" draw:text-style-name="P4" draw:layer="layout" svg:width="32.256cm" svg:height="14.253cm" svg:x="0.928cm" svg:y="3.331cm" presentation:class="outline" presentation:user-transformed="true">
          <draw:text-box>
            <text:p text:style-name="P5"><text:span text:style-name="T3">GeoPackage Vector Tiles extension</text:span></text:p>
            <text:list text:style-name="L2">
              <text:list-item>
                <text:list>
                  <text:list-item>
                    <text:p><text:span text:style-name="T7">gpkg_extensions</text:span><text:span text:style-name="T4">:</text:span></text:p>
                    <text:list>
                      <text:list-item>
                        <text:p><text:span text:style-name="T7">table_name </text:span><text:span text:style-name="T4"><text:s/></text:span><text:span text:style-name="T7">gpkgext_vt_layers</text:span><text:span text:style-name="T4">, </text:span><text:span text:style-name="T7">gpkgext_vt_fields</text:span><text:span text:style-name="T4">:</text:span><text:span text:style-name="T4"><text:line-break/></text:span><text:span text:style-name="T4"><text:tab/></text:span><text:span text:style-name="T7">extension_name</text:span><text:span text:style-name="T4">: </text:span><text:span text:style-name="T7">im_vector_tiles</text:span></text:p>
                      </text:list-item>
                    </text:list>
                  </text:list-item>
                  <text:list-item>
                    <text:p><text:span text:style-name="T7">gpkg_contents</text:span><text:span text:style-name="T4"> </text:span><text:span text:style-name="T7">data_type</text:span><text:span text:style-name="T4">: </text:span><text:span text:style-name="T7">vector-tiles</text:span></text:p>
                  </text:list-item>
                  <text:list-item>
                    <text:p><text:span text:style-name="T4">New tables</text:span></text:p>
                    <text:list>
                      <text:list-item>
                        <text:p><text:span text:style-name="T7">gpkgext_vt_layers</text:span></text:p>
                      </text:list-item>
                      <text:list-item>
                        <text:p><text:span text:style-name="T7">gpkgext_vt_fiel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frame draw:name="2 Marcador de número de diapositiva" presentation:style-name="pr6" draw:text-style-name="P2" draw:layer="layout" svg:width="3.169cm" svg:height="0.787cm" svg:x="30.015cm" svg:y="18.18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3 Título" presentation:style-name="pr2" draw:text-style-name="P4" draw:layer="layout" svg:width="29.209cm" svg:height="2.126cm" svg:x="0.621cm" svg:y="0.154cm" presentation:class="title" presentation:user-transformed="true">
          <draw:text-box>
            <text:p text:style-name="P3"><text:span text:style-name="T2">GeoPackage Vector Tiles Attributes Extension</text:span></text:p>
          </draw:text-box>
        </draw:frame>
        <draw:frame draw:name="1 Marcador de contenido" presentation:style-name="pr3" draw:text-style-name="P4" draw:layer="layout" svg:width="32.256cm" svg:height="14.253cm" svg:x="0.928cm" svg:y="3.331cm" presentation:class="outline" presentation:user-transformed="true">
          <draw:text-box>
            <text:p text:style-name="P5"><text:span text:style-name="T3">GeoPackage Vector Tiles Attributes extension</text:span></text:p>
            <text:list text:style-name="L2">
              <text:list-item>
                <text:list>
                  <text:list-item>
                    <text:p><text:span text:style-name="T4">Attributes are in user defined table like regular GPKG features</text:span></text:p>
                  </text:list-item>
                  <text:list-item>
                    <text:p><text:span text:style-name="T4">Using related table extensions: </text:span><text:span text:style-name="T7">gpkgext_relations</text:span><text:span text:style-name="T4"> table</text:span></text:p>
                  </text:list-item>
                  <text:list-item>
                    <text:p><text:span text:style-name="T7">attributes_table_name</text:span><text:span text:style-name="T4"> column in </text:span><text:span text:style-name="T7">gpkgext_vt_lay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frame draw:name="2 Marcador de número de diapositiva" presentation:style-name="pr7" draw:text-style-name="P2" draw:layer="layout" svg:width="3.169cm" svg:height="0.787cm" svg:x="30.015cm" svg:y="18.18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3 Título" presentation:style-name="pr2" draw:text-style-name="P4" draw:layer="layout" svg:width="29.209cm" svg:height="2.126cm" svg:x="0.621cm" svg:y="0.154cm" presentation:class="title" presentation:user-transformed="true">
          <draw:text-box>
            <text:p text:style-name="P3"><text:span text:style-name="T2">GeoPackage Mapbox Vector Tiles Extension</text:span></text:p>
          </draw:text-box>
        </draw:frame>
        <draw:frame draw:name="1 Marcador de contenido" presentation:style-name="pr3" draw:text-style-name="P4" draw:layer="layout" svg:width="32.256cm" svg:height="14.253cm" svg:x="0.928cm" svg:y="3.331cm" presentation:class="outline" presentation:user-transformed="true">
          <draw:text-box>
            <text:p text:style-name="P5"><text:span text:style-name="T3">GeoPackage Mapbox Vector Tiles extension</text:span></text:p>
            <text:list text:style-name="L2">
              <text:list-item>
                <text:list>
                  <text:list-item>
                    <text:p><text:span text:style-name="T4">User-defined tiles table tile_data: <text:s/>Mapbox Vector tiles content</text:span></text:p>
                  </text:list-item>
                  <text:list-item>
                    <text:p><text:span text:style-name="T7">gpkg_extensions</text:span></text:p>
                    <text:list>
                      <text:list-item>
                        <text:p><text:span text:style-name="T7">column_name</text:span><text:span text:style-name="T4">: </text:span><text:span text:style-name="T7">tile_data</text:span></text:p>
                      </text:list-item>
                      <text:list-item>
                        <text:p><text:span text:style-name="T7">extension_name</text:span><text:span text:style-name="T4">: </text:span><text:span text:style-name="T7">im_vector_tiles_mapbo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frame draw:name="2 Marcador de número de diapositiva" presentation:style-name="pr8" draw:text-style-name="P2" draw:layer="layout" svg:width="3.169cm" svg:height="0.787cm" svg:x="30.015cm" svg:y="18.18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3 Título" presentation:style-name="pr2" draw:text-style-name="P4" draw:layer="layout" svg:width="29.209cm" svg:height="2.126cm" svg:x="0.621cm" svg:y="0.154cm" presentation:class="title" presentation:user-transformed="true">
          <draw:text-box>
            <text:p text:style-name="P3"><text:span text:style-name="T2">GeoPackage GeoJSON Vector Tiles Extension</text:span></text:p>
          </draw:text-box>
        </draw:frame>
        <draw:frame draw:name="1 Marcador de contenido" presentation:style-name="pr3" draw:text-style-name="P4" draw:layer="layout" svg:width="32.256cm" svg:height="14.253cm" svg:x="0.928cm" svg:y="3.331cm" presentation:class="outline" presentation:user-transformed="true">
          <draw:text-box>
            <text:p text:style-name="P5"><text:span text:style-name="T3">GeoPackage GeoJSON Vector Tiles extension</text:span></text:p>
            <text:list text:style-name="L2">
              <text:list-item>
                <text:list>
                  <text:list-item>
                    <text:p><text:span text:style-name="T4">User-defined tiles table </text:span><text:span text:style-name="T7">tile_data</text:span><text:span text:style-name="T4">: <text:s/>GeoJSON tile content</text:span></text:p>
                  </text:list-item>
                  <text:list-item>
                    <text:p><text:span text:style-name="T7">gpkg_extensions</text:span></text:p>
                    <text:list>
                      <text:list-item>
                        <text:p><text:span text:style-name="T7">column_name</text:span><text:span text:style-name="T4">: </text:span><text:span text:style-name="T7">tile_data</text:span></text:p>
                      </text:list-item>
                      <text:list-item>
                        <text:p><text:span text:style-name="T7">extension_name</text:span><text:span text:style-name="T4">: </text:span><text:span text:style-name="T7">im_vector_tiles_geojs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frame draw:name="2 Marcador de número de diapositiva" presentation:style-name="pr9" draw:text-style-name="P2" draw:layer="layout" svg:width="3.169cm" svg:height="0.787cm" svg:x="30.015cm" svg:y="18.18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3 Título" presentation:style-name="pr2" draw:text-style-name="P4" draw:layer="layout" svg:width="29.209cm" svg:height="2.126cm" svg:x="0.621cm" svg:y="0.154cm" presentation:class="title" presentation:user-transformed="true">
          <draw:text-box>
            <text:p text:style-name="P3"><text:span text:style-name="T2">GeoPackage TileMatrixSet Extension</text:span></text:p>
          </draw:text-box>
        </draw:frame>
        <draw:frame draw:name="1 Marcador de contenido" presentation:style-name="pr3" draw:text-style-name="P4" draw:layer="layout" svg:width="32.256cm" svg:height="14.253cm" svg:x="0.928cm" svg:y="3.331cm" presentation:class="outline" presentation:user-transformed="true">
          <draw:text-box>
            <text:p text:style-name="P5"><text:span text:style-name="T3">GeoPackage TileMatrixSet extension</text:span></text:p>
            <text:list text:style-name="L2">
              <text:list-item>
                <text:list>
                  <text:list-item>
                    <text:p><text:span text:style-name="T4">New tables:</text:span></text:p>
                    <text:list>
                      <text:list-item>
                        <text:p><text:span text:style-name="T7">gpkgext_tile_matrix_set</text:span></text:p>
                      </text:list-item>
                      <text:list-item>
                        <text:p><text:span text:style-name="T7">gpkgext_tile_matrix</text:span></text:p>
                      </text:list-item>
                      <text:list-item>
                        <text:p><text:span text:style-name="T7">gpkgext_tile_matrix_tables</text:span></text:p>
                      </text:list-item>
                      <text:list-item>
                        <text:p><text:span text:style-name="T7">gpkgext_tile_matrix_variable_widths</text:span></text:p>
                      </text:list-item>
                    </text:list>
                  </text:list-item>
                  <text:list-item>
                    <text:p><text:span text:style-name="T4">Replace existing tables with views:</text:span></text:p>
                    <text:list>
                      <text:list-item>
                        <text:p><text:span text:style-name="T7">gpkg_tile_matrix_set</text:span></text:p>
                      </text:list-item>
                      <text:list-item>
                        <text:p><text:span text:style-name="T7">gpkg_tile_matr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frame draw:name="3 Marcador de contenido" presentation:style-name="pr3" draw:text-style-name="P4" draw:layer="layout" svg:width="32.766cm" svg:height="11.831cm" svg:x="0.508cm" svg:y="3.048cm" presentation:class="outline" presentation:user-transformed="true">
          <draw:text-box>
            <text:list text:style-name="L2">
              <text:list-item>
                <text:p>Work on producer / consumer of GeoPackage with vector tiles</text:p>
                <text:list>
                  <text:list-item>
                    <text:p>Will provide sample GeoPackages from Vector Tile Pilots</text:p>
                  </text:list-item>
                </text:list>
              </text:list-item>
              <text:list-item>
                <text:p>Discuss need for abstract specification topic on Vector Tiles</text:p>
                <text:list>
                  <text:list-item>
                    <text:p>See <text:a xlink:href="https://github.com/opengeospatial/2D-Tile-Matrix-Set/issues/86">2DTMS issue  #86</text:a></text:p>
                  </text:list-item>
                </text:list>
              </text:list-item>
              <text:list-item>
                <text:p>Discuss next steps for standardizing vector tiles extensions</text:p>
              </text:list-item>
            </text:list>
          </draw:text-box>
        </draw:frame>
        <draw:frame draw:name="1 Marcador de número de diapositiva" presentation:style-name="pr10" draw:text-style-name="P2" draw:layer="layout" svg:width="3.169cm" svg:height="0.787cm" svg:x="30.015cm" svg:y="18.18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2 Título" presentation:style-name="pr2" draw:text-style-name="P4" draw:layer="layout" svg:width="29.209cm" svg:height="2.126cm" svg:x="0.621cm" svg:y="0.154cm" presentation:class="title" presentation:user-transformed="true">
          <draw:text-box>
            <text:p text:style-name="P3"><text:span text:style-name="T2">Objectives for the spri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>
        <office:forms form:automatic-focus="false" form:apply-design-mode="false"/>
        <draw:custom-shape draw:name="Rectangle 6" draw:style-name="gr2" draw:text-style-name="P8" draw:layer="layout" svg:width="33.866cm" svg:height="0.721cm" svg:x="0cm" svg:y="17.275cm">
          <text:p text:style-name="P7"><text:span text:style-name="T8">Contact </text:span><text:span text:style-name="T8"><text:a xlink:href="mailto:info@ogc.org">info@ogc.org</text:a></text:span><text:span text:style-name="T8"> to schedule a meeting for an in-depth discussion with OGC staff and join our community today!</text:span></text:p>
          <draw:enhanced-geometry svg:viewBox="0 0 21600 21600" draw:type="rectangle" draw:enhanced-path="M 0 0 L 21600 0 21600 21600 0 21600 0 0 Z N"/>
        </draw:custom-shape>
        <draw:custom-shape draw:name="Rectangle 7" draw:style-name="gr2" draw:text-style-name="P10" draw:layer="layout" svg:width="6.579cm" svg:height="1.013cm" svg:x="17.767cm" svg:y="8.525cm">
          <text:p text:style-name="P9"><text:span text:style-name="T9">Innovation</text:span></text:p>
          <draw:enhanced-geometry svg:viewBox="0 0 21600 21600" draw:type="rectangle" draw:enhanced-path="M 0 0 L 21600 0 21600 21600 0 21600 0 0 Z N"/>
        </draw:custom-shape>
        <draw:custom-shape draw:name="Rectangle 8" draw:style-name="gr2" draw:text-style-name="P10" draw:layer="layout" svg:width="8.043cm" svg:height="1.013cm" svg:x="17.759cm" svg:y="11.505cm">
          <text:p text:style-name="P9"><text:span text:style-name="T9">Standards</text:span></text:p>
          <draw:enhanced-geometry svg:viewBox="0 0 21600 21600" draw:type="rectangle" draw:enhanced-path="M 0 0 L 21600 0 21600 21600 0 21600 0 0 Z N"/>
        </draw:custom-shape>
        <draw:custom-shape draw:name="TextBox 9" draw:style-name="gr2" draw:text-style-name="P10" draw:layer="layout" svg:width="9.249cm" svg:height="3.001cm" svg:x="17.807cm" svg:y="12.352cm">
          <text:p text:style-name="P9"><text:span text:style-name="T10">65+ Adopted Standards</text:span></text:p>
          <text:p text:style-name="P9"><text:span text:style-name="T10">300+ products with 1000+ certified implementations</text:span></text:p>
          <text:p text:style-name="P9"><text:span text:style-name="T10">1,700,000+ Operational Data Sets </text:span><text:span text:style-name="T10"><text:line-break/></text:span><text:span text:style-name="T10">Using OGC Standards</text:span></text:p>
          <draw:enhanced-geometry svg:viewBox="0 0 21600 21600" draw:type="rectangle" draw:enhanced-path="M 0 0 L 21600 0 21600 21600 0 21600 0 0 Z N"/>
        </draw:custom-shape>
        <draw:custom-shape draw:name="Rectangle 10" draw:style-name="gr2" draw:text-style-name="P10" draw:layer="layout" svg:width="9.08cm" svg:height="1.901cm" svg:x="17.701cm" svg:y="9.431cm">
          <text:p text:style-name="P9"><text:span text:style-name="T10">120+ Innovation Initiatives</text:span></text:p>
          <text:p text:style-name="P9"><text:span text:style-name="T10">380+ Technical reports</text:span></text:p>
          <text:p text:style-name="P9"><text:span text:style-name="T10">Quarterly Tech Trends monitoring</text:span></text:p>
          <draw:enhanced-geometry svg:viewBox="0 0 21600 21600" draw:type="rectangle" draw:enhanced-path="M 0 0 L 21600 0 21600 21600 0 21600 0 0 Z N"/>
        </draw:custom-shape>
        <draw:custom-shape draw:name="Rectangle 11" draw:style-name="gr2" draw:text-style-name="P10" draw:layer="layout" svg:width="7.403cm" svg:height="1.013cm" svg:x="17.701cm" svg:y="3.287cm">
          <text:p text:style-name="P9"><text:span text:style-name="T9">Community</text:span></text:p>
          <draw:enhanced-geometry svg:viewBox="0 0 21600 21600" draw:type="rectangle" draw:enhanced-path="M 0 0 L 21600 0 21600 21600 0 21600 0 0 Z N"/>
        </draw:custom-shape>
        <draw:custom-shape draw:name="TextBox 12" draw:style-name="gr2" draw:text-style-name="P10" draw:layer="layout" svg:width="8.956cm" svg:height="4.101cm" svg:x="17.759cm" svg:y="4.228cm">
          <text:p text:style-name="P9"><text:span text:style-name="T10">500+ International Members</text:span></text:p>
          <text:p text:style-name="P9"><text:span text:style-name="T10">110+ Member Meetings</text:span></text:p>
          <text:p text:style-name="P9"><text:span text:style-name="T10">60+ Alliance and Liaison partners</text:span></text:p>
          <text:p text:style-name="P9"><text:span text:style-name="T10">50+ Standards Working Groups</text:span></text:p>
          <text:p text:style-name="P9"><text:span text:style-name="T10">45+ Domain Working Groups</text:span></text:p>
          <text:p text:style-name="P9"><text:span text:style-name="T10">25+ Years of Not for Profit Work</text:span><text:span text:style-name="T10"><text:line-break/></text:span><text:span text:style-name="T10">10+ Regional and Country Forums</text:span></text:p>
          <draw:enhanced-geometry svg:viewBox="0 0 21600 21600" draw:type="rectangle" draw:enhanced-path="M 0 0 L 21600 0 21600 21600 0 21600 0 0 Z N"/>
        </draw:custom-shape>
        <draw:frame draw:name="Slide Number Placeholder 13" presentation:style-name="pr11" draw:text-style-name="P2" draw:layer="layout" svg:width="7.619cm" svg:height="1.013cm" svg:x="25.566cm" svg:y="18.06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6.932cm" svg:height="9.524cm" svg:x="1.058cm" svg:y="1.93cm" draw:page-number="8" presentation:class="page"/>
          <draw:frame draw:name="Notes Placeholder 2" presentation:style-name="pr12" draw:text-style-name="P4" draw:layer="layout" svg:width="15.239cm" svg:height="10cm" svg:x="1.905cm" svg:y="12.224cm" presentation:class="notes" presentation:user-transformed="true">
            <draw:text-box>
              <text:p text:style-name="P11"><text:span text:style-name="T11">If you have any questions, do not hesitate to reach out to OGC or schedule a follow-up. We’re working constantly to change the landscape of location information and want to help your organization get where it needs to go.</text:span></text:p>
            </draw:text-box>
          </draw:frame>
          <draw:frame draw:name="Slide Number Placeholder 3" presentation:style-name="pr13" draw:text-style-name="P12" draw:layer="layout" svg:width="8.254cm" svg:height="1.273cm" svg:x="10.791cm" svg:y="24.126cm" presentation:class="page-number" presentation:user-transformed="true">
            <draw:text-box>
              <text:p text:style-name="P1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'DejaVu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92745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92745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92745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92745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language-asian="en" style:country-asian="US" style:font-style-asian="normal" style:font-weight-asian="normal" style:font-family-complex="'DejaVu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d6dce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98cm, 0.503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02060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35cm" draw:stroke-linejoin="miter" draw:fill="solid" draw:fill-color="#f2f2f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21cm, 0cm, 6.877cm, 0cm)" draw:image-opacity="100%" style:mirror="none"/>
    </style:style>
    <style:style style:name="Mgr10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035cm, 0.494cm, 35.958cm, 0.191cm)" draw:image-opacity="100%" style:mirror="none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32cm, -0.191cm, 1.794cm, 0.191cm)" draw:image-opacity="100%" style:mirror="none"/>
    </style:style>
    <style:style style:name="Mgr12" style:family="graphic" style:parent-style-name="standard">
      <style:graphic-properties draw:stroke="solid" svg:stroke-width="0.053cm" svg:stroke-color="#00206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5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2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1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Default_20_5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22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23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Default1-backgroundobjects">
      <style:graphic-properties draw:stroke="none" draw:fill="none" draw:fill-color="#ffffff" draw:auto-grow-height="false" fo:min-height="1.314cm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1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353cm" fo:margin-bottom="0.212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8" style:family="paragraph">
      <style:paragraph-properties fo:margin-left="0cm" fo:margin-right="0cm" fo:margin-top="0cm" fo:margin-bottom="0cm" style:line-height-at-least="1.94cm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cm" fo:margin-bottom="0cm" style:line-height-at-least="1.94cm" fo:text-align="start" fo:text-indent="0cm" style:punctuation-wrap="hanging" style:writing-mode="lr-tb" style:font-independent-line-spacing="true"/>
      <style:text-properties fo:font-size="18pt" fo:hyphenate="false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Lato" style:font-family-generic="swiss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family-complex="Arial" style:font-family-generic-complex="swiss" style:font-size-complex="18pt" style:font-style-complex="normal" style:font-weight-complex="bold"/>
    </style:style>
    <style:style style:name="MT3" style:family="text">
      <style:text-properties fo:color="#000000" style:text-line-through-style="none" fo:font-family="Lato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Times New Roman'" style:font-family-generic="roman" fo:font-size="54pt" fo:letter-spacing="normal" fo:font-style="normal" style:text-underline-style="none" fo:font-weight="bold" style:font-size-asian="54pt" style:font-style-asian="normal" style:font-weight-asian="bold" style:font-family-complex="'Times New Roman'" style:font-family-generic-complex="roman" style:font-size-complex="54pt" style:font-style-complex="normal" style:font-weight-complex="bold"/>
    </style:style>
    <style:style style:name="MT5" style:family="text">
      <style:text-properties fo:color="#000000" style:text-line-through-style="none" fo:font-family="Lato" style:font-family-generic="swiss" fo:font-size="18pt" fo:letter-spacing="normal" fo:font-style="normal" style:text-underline-style="none" fo:font-weight="bold" style:font-size-asian="18pt" style:font-style-asian="normal" style:font-weight-asian="bold" style:font-family-complex="Arial" style:font-family-generic-complex="swiss" style:font-size-complex="18pt" style:font-style-complex="normal" style:font-weight-complex="bold"/>
    </style:style>
    <style:style style:name="MT6" style:family="text">
      <style:text-properties fo:color="#000000" style:text-line-through-style="none" fo:font-family="Symbol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MT7" style:family="text">
      <style:text-properties fo:color="#000000" style:text-line-through-style="none" fo:font-family="Lato" style:font-family-generic="swis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fo:font-family="Lato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000000" style:text-line-through-style="none" fo:font-family="'Times New Roman'" style:font-family-generic="roman" fo:font-size="40pt" fo:letter-spacing="normal" fo:font-style="normal" style:text-underline-style="none" fo:font-weight="bold" style:font-size-asian="40pt" style:font-style-asian="normal" style:font-weight-asian="bold" style:font-family-complex="'Times New Roman'" style:font-family-generic-complex="roman" style:font-size-complex="40pt" style:font-style-complex="normal" style:font-weight-complex="bold"/>
    </style:style>
    <style:style style:name="MT10" style:family="text">
      <style:text-properties fo:color="#092745" style:text-line-through-style="none" fo:font-family="Arial" style:font-family-generic="swiss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MT11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MT12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MT13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MT14" style:family="text">
      <style:text-properties fo:color="#f2f2f2" style:text-line-through-style="none" fo:font-family="Lato" style:font-family-generic="swis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000000" style:text-line-through-style="none" fo:font-family="Lato" style:font-family-generic="swiss" fo:font-size="48pt" fo:letter-spacing="normal" fo:font-style="normal" style:text-underline-style="none" fo:font-weight="bold" style:font-family-asian="Lato" style:font-pitch-asian="fixed" style:font-size-asian="48pt" style:font-style-asian="normal" style:font-weight-asian="bold" style:font-family-complex="Lato" style:font-family-generic-complex="swiss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custom-shape draw:name="Rectangle 29" draw:style-name="Mgr3" draw:text-style-name="MP3" draw:layer="backgroundobjects" svg:width="17.695cm" svg:height="18.047cm" svg:x="0cm" svg:y="0cm">
        <text:p/>
        <draw:enhanced-geometry svg:viewBox="0 0 21600 21600" draw:type="rectangle" draw:enhanced-path="M 0 0 L 21600 0 21600 21600 0 21600 0 0 Z N"/>
      </draw:custom-shape>
      <draw:frame draw:name="Picture 30" draw:style-name="Mgr4" draw:text-style-name="MP4" draw:layer="backgroundobjects" svg:width="16.171cm" svg:height="18.047cm" svg:x="17.696cm" svg:y="0cm">
        <draw:image xlink:href="Pictures/10000000000008DE000009ACD38C0817.jpg" xlink:type="simple" xlink:show="embed" xlink:actuate="onLoad">
          <text:p/>
        </draw:image>
      </draw:frame>
      <draw:custom-shape draw:name="TextBox 32" draw:style-name="Mgr5" draw:text-style-name="MP6" draw:layer="backgroundobjects" svg:width="5.729cm" svg:height="1.013cm" svg:x="3.586cm" svg:y="12.507cm">
        <text:p text:style-name="MP5"><text:span text:style-name="MT2">F</text:span><text:span text:style-name="MT3">indable</text:span></text:p>
        <draw:enhanced-geometry svg:viewBox="0 0 21600 21600" draw:type="rectangle" draw:enhanced-path="M 0 0 L 21600 0 21600 21600 0 21600 0 0 Z N"/>
      </draw:custom-shape>
      <draw:custom-shape draw:name="TextBox 36" draw:style-name="Mgr5" draw:text-style-name="MP8" draw:layer="backgroundobjects" svg:width="5.269cm" svg:height="2.537cm" svg:x="27.323cm" svg:y="15.716cm">
        <text:p text:style-name="MP7"><text:span text:style-name="MT4">OGC</text:span></text:p>
        <draw:enhanced-geometry svg:viewBox="0 0 21600 21600" draw:type="rectangle" draw:enhanced-path="M 0 0 L 21600 0 21600 21600 0 21600 0 0 Z N"/>
      </draw:custom-shape>
      <draw:custom-shape draw:name="Google Shape;118;p19" draw:style-name="Mgr6" draw:text-style-name="MP3" draw:layer="backgroundobjects" svg:width="1.486cm" svg:height="1.486cm" svg:x="1.739cm" svg:y="12.3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Google Shape;119;p19" draw:style-name="Mgr6" draw:text-style-name="MP3" draw:layer="backgroundobjects" svg:width="1.486cm" svg:height="1.486cm" svg:x="8.583cm" svg:y="12.40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Google Shape;120;p19" draw:style-name="Mgr6" draw:text-style-name="MP3" draw:layer="backgroundobjects" svg:width="1.486cm" svg:height="1.486cm" svg:x="1.717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Google Shape;121;p19" draw:style-name="Mgr6" draw:text-style-name="MP3" draw:layer="backgroundobjects" svg:width="1.486cm" svg:height="1.486cm" svg:x="8.635cm" svg:y="14.50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Google Shape;127;p19" draw:style-name="Mgr7" draw:text-style-name="MP4" draw:layer="backgroundobjects" svg:width="1.478cm" svg:height="1.478cm" svg:x="8.651cm" svg:y="12.379cm">
        <draw:image xlink:href="Pictures/10000201000000800000008009B33F05.png" xlink:type="simple" xlink:show="embed" xlink:actuate="onLoad">
          <text:p/>
        </draw:image>
      </draw:frame>
      <draw:frame draw:name="Google Shape;124;p19" draw:style-name="Mgr7" draw:text-style-name="MP4" draw:layer="backgroundobjects" svg:width="1.293cm" svg:height="1.293cm" svg:x="1.835cm" svg:y="12.485cm">
        <draw:image xlink:href="Pictures/100002010000007000000070FDA101AD.png" xlink:type="simple" xlink:show="embed" xlink:actuate="onLoad">
          <text:p/>
        </draw:image>
      </draw:frame>
      <draw:frame draw:name="Google Shape;125;p19" draw:style-name="Mgr7" draw:text-style-name="MP4" draw:layer="backgroundobjects" svg:width="1.702cm" svg:height="1.702cm" svg:x="1.625cm" svg:y="14.384cm">
        <draw:image xlink:href="Pictures/100002010000009300000093A69FCD7B.png" xlink:type="simple" xlink:show="embed" xlink:actuate="onLoad">
          <text:p/>
        </draw:image>
      </draw:frame>
      <draw:frame draw:name="Google Shape;126;p19" draw:style-name="Mgr7" draw:text-style-name="MP4" draw:layer="backgroundobjects" svg:width="1.692cm" svg:height="1.692cm" svg:x="8.515cm" svg:y="14.452cm">
        <draw:image xlink:href="Pictures/100002010000009300000093572ACA02.png" xlink:type="simple" xlink:show="embed" xlink:actuate="onLoad">
          <text:p/>
        </draw:image>
      </draw:frame>
      <draw:custom-shape draw:name="TextBox 45" draw:style-name="Mgr5" draw:text-style-name="MP6" draw:layer="backgroundobjects" svg:width="5.729cm" svg:height="1.013cm" svg:x="10.421cm" svg:y="12.587cm">
        <text:p text:style-name="MP5"><text:span text:style-name="MT2">A</text:span><text:span text:style-name="MT3">ccessible</text:span></text:p>
        <draw:enhanced-geometry svg:viewBox="0 0 21600 21600" draw:type="rectangle" draw:enhanced-path="M 0 0 L 21600 0 21600 21600 0 21600 0 0 Z N"/>
      </draw:custom-shape>
      <draw:custom-shape draw:name="TextBox 46" draw:style-name="Mgr5" draw:text-style-name="MP6" draw:layer="backgroundobjects" svg:width="5.729cm" svg:height="1.013cm" svg:x="3.579cm" svg:y="14.723cm">
        <text:p text:style-name="MP5"><text:span text:style-name="MT2">I</text:span><text:span text:style-name="MT3">nteroperable</text:span></text:p>
        <draw:enhanced-geometry svg:viewBox="0 0 21600 21600" draw:type="rectangle" draw:enhanced-path="M 0 0 L 21600 0 21600 21600 0 21600 0 0 Z N"/>
      </draw:custom-shape>
      <draw:custom-shape draw:name="TextBox 47" draw:style-name="Mgr5" draw:text-style-name="MP6" draw:layer="backgroundobjects" svg:width="5.729cm" svg:height="1.013cm" svg:x="10.43cm" svg:y="14.721cm">
        <text:p text:style-name="MP5"><text:span text:style-name="MT2">R</text:span><text:span text:style-name="MT3">eusable</text:span></text:p>
        <draw:enhanced-geometry svg:viewBox="0 0 21600 21600" draw:type="rectangle" draw:enhanced-path="M 0 0 L 21600 0 21600 21600 0 21600 0 0 Z N"/>
      </draw:custom-shape>
      <draw:custom-shape draw:name="Rectangle 48" draw:style-name="Mgr8" draw:text-style-name="MP3" draw:layer="backgroundobjects" svg:width="17.695cm" svg:height="2.033cm" svg:x="0cm" svg:y="8.525cm">
        <text:p/>
        <draw:enhanced-geometry svg:viewBox="0 0 21600 21600" draw:type="rectangle" draw:enhanced-path="M 0 0 L 21600 0 21600 21600 0 21600 0 0 Z N"/>
      </draw:custom-shape>
      <draw:custom-shape draw:name="TextBox 49" draw:style-name="Mgr5" draw:text-style-name="MP6" draw:layer="backgroundobjects" svg:width="16.688cm" svg:height="1.775cm" svg:x="0.425cm" svg:y="8.73cm">
        <text:p text:style-name="MP5"><text:span text:style-name="MT5">The world’s leading and comprehensive </text:span><text:span text:style-name="MT5"><text:line-break/></text:span><text:span text:style-name="MT5">community of experts making location information:</text:span></text:p>
        <draw:enhanced-geometry svg:viewBox="0 0 21600 21600" draw:type="rectangle" draw:enhanced-path="M 0 0 L 21600 0 21600 21600 0 21600 0 0 Z N"/>
      </draw:custom-shape>
      <draw:custom-shape draw:name="TextBox 1" draw:style-name="Mgr5" draw:text-style-name="MP6" draw:layer="backgroundobjects" svg:width="0.833cm" svg:height="1.013cm" svg:x="32.112cm" svg:y="16.098cm">
        <text:p text:style-name="MP5"><text:span text:style-name="MT6"></text:span></text:p>
        <draw:enhanced-geometry svg:viewBox="0 0 21600 21600" draw:type="rectangle" draw:enhanced-path="M 0 0 L 21600 0 21600 21600 0 21600 0 0 Z N"/>
      </draw:custom-shape>
      <draw:frame draw:name="Picture 31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custom-shape draw:name="TextBox 33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35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custom-shape draw:name="Rectangle 27" draw:style-name="Mgr5" draw:text-style-name="MP6" draw:layer="backgroundobjects" svg:width="9.048cm" svg:height="0.674cm" svg:x="1.625cm" svg:y="18.198cm">
        <text:p text:style-name="MP5"><text:span text:style-name="MT8">Copyright © 2020 Open Geospatial Consortium</text:span></text:p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3" draw:style-name="Mgr10" draw:text-style-name="MP4" draw:layer="backgroundobjects" svg:width="33.866cm" svg:height="2.641cm" svg:x="0cm" svg:y="0.002cm">
        <draw:image xlink:href="Pictures/10000201000004C0000005592EFE46C9.png" xlink:type="simple" xlink:show="embed" xlink:actuate="onLoad">
          <text:p/>
        </draw:image>
      </draw:frame>
      <draw:frame draw:name="Picture 12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custom-shape draw:name="TextBox 7" draw:style-name="Mgr5" draw:text-style-name="MP8" draw:layer="backgroundobjects" svg:width="3.97cm" svg:height="1.944cm" svg:x="29.376cm" svg:y="0.088cm">
        <text:p text:style-name="MP7"><text:span text:style-name="MT9">OGC</text:span></text:p>
        <draw:enhanced-geometry svg:viewBox="0 0 21600 21600" draw:type="rectangle" draw:enhanced-path="M 0 0 L 21600 0 21600 21600 0 21600 0 0 Z N"/>
      </draw:custom-shape>
      <draw:custom-shape draw:name="TextBox 9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11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frame draw:name="Content Placeholder 2" presentation:style-name="Mpr3" draw:text-style-name="MP3" draw:layer="backgroundobjects" svg:width="29.209cm" svg:height="12.086cm" svg:x="0.928cm" svg:y="3.23cm" presentation:class="outline" presentation:user-transformed="true">
        <draw:text-box>
          <text:list text:style-name="ML3">
            <text:list-item>
              <text:p><text:span text:style-name="MT10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0">Third Outline Level</text:span></text:p>
                      <text:list>
                        <text:list-item>
                          <text:p><text:span text:style-name="MT10">Fourth Outline Level</text:span></text:p>
                          <text:list>
                            <text:list-item>
                              <text:p><text:span text:style-name="MT10">Fifth Outline Level</text:span></text:p>
                              <text:list>
                                <text:list-item>
                                  <text:p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/text:p>
                                      <text:list>
                                        <text:list-item>
                                          <text:p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10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4" draw:text-style-name="MP13" draw:layer="backgroundobjects" svg:width="3.169cm" svg:height="0.787cm" svg:x="30.015cm" svg:y="18.183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Title Placeholder 1" presentation:style-name="Mpr5" draw:text-style-name="MP3" draw:layer="backgroundobjects" svg:width="29.209cm" svg:height="2.126cm" svg:x="0.621cm" svg:y="0.154cm" presentation:class="title" presentation:user-transformed="true">
        <draw:text-box>
          <text:p text:style-name="MP14"><text:span text:style-name="MT14">Click to edit the title text formatClick to edit Master title style</text:span></text:p>
        </draw:text-box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13" draw:style-name="Mgr10" draw:text-style-name="MP4" draw:layer="backgroundobjects" svg:width="33.866cm" svg:height="2.641cm" svg:x="0cm" svg:y="0.002cm">
        <draw:image xlink:href="Pictures/10000201000004C0000005592EFE46C9.png" xlink:type="simple" xlink:show="embed" xlink:actuate="onLoad">
          <text:p/>
        </draw:image>
      </draw:frame>
      <draw:frame draw:name="Picture 12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custom-shape draw:name="TextBox 7" draw:style-name="Mgr5" draw:text-style-name="MP8" draw:layer="backgroundobjects" svg:width="3.97cm" svg:height="1.944cm" svg:x="29.376cm" svg:y="0.088cm">
        <text:p text:style-name="MP7"><text:span text:style-name="MT9">OGC</text:span></text:p>
        <draw:enhanced-geometry svg:viewBox="0 0 21600 21600" draw:type="rectangle" draw:enhanced-path="M 0 0 L 21600 0 21600 21600 0 21600 0 0 Z N"/>
      </draw:custom-shape>
      <draw:custom-shape draw:name="TextBox 9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11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frame draw:name="Content Placeholder 2" presentation:style-name="Mpr8" draw:text-style-name="MP3" draw:layer="backgroundobjects" svg:width="29.209cm" svg:height="12.086cm" svg:x="0.928cm" svg:y="3.23cm" presentation:class="outline" presentation:user-transformed="true">
        <draw:text-box>
          <text:list text:style-name="ML3">
            <text:list-item>
              <text:p><text:span text:style-name="MT10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0">Third Outline Level</text:span></text:p>
                      <text:list>
                        <text:list-item>
                          <text:p><text:span text:style-name="MT10">Fourth Outline Level</text:span></text:p>
                          <text:list>
                            <text:list-item>
                              <text:p><text:span text:style-name="MT10">Fifth Outline Level</text:span></text:p>
                              <text:list>
                                <text:list-item>
                                  <text:p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/text:p>
                                      <text:list>
                                        <text:list-item>
                                          <text:p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10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9" draw:text-style-name="MP13" draw:layer="backgroundobjects" svg:width="3.169cm" svg:height="0.787cm" svg:x="30.015cm" svg:y="18.183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Title Placeholder 1" presentation:style-name="Mpr10" draw:text-style-name="MP3" draw:layer="backgroundobjects" svg:width="29.209cm" svg:height="2.126cm" svg:x="0.621cm" svg:y="0.154cm" presentation:class="title" presentation:user-transformed="true">
        <draw:text-box>
          <text:p text:style-name="MP14"><text:span text:style-name="MT14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13" draw:style-name="Mgr10" draw:text-style-name="MP4" draw:layer="backgroundobjects" svg:width="33.866cm" svg:height="2.641cm" svg:x="0cm" svg:y="0.002cm">
        <draw:image xlink:href="Pictures/10000201000004C0000005592EFE46C9.png" xlink:type="simple" xlink:show="embed" xlink:actuate="onLoad">
          <text:p/>
        </draw:image>
      </draw:frame>
      <draw:frame draw:name="Picture 12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custom-shape draw:name="TextBox 7" draw:style-name="Mgr5" draw:text-style-name="MP8" draw:layer="backgroundobjects" svg:width="3.97cm" svg:height="1.944cm" svg:x="29.376cm" svg:y="0.088cm">
        <text:p text:style-name="MP7"><text:span text:style-name="MT9">OGC</text:span></text:p>
        <draw:enhanced-geometry svg:viewBox="0 0 21600 21600" draw:type="rectangle" draw:enhanced-path="M 0 0 L 21600 0 21600 21600 0 21600 0 0 Z N"/>
      </draw:custom-shape>
      <draw:custom-shape draw:name="TextBox 9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11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frame draw:name="Title 1" presentation:style-name="Mpr13" draw:text-style-name="MP3" draw:layer="backgroundobjects" svg:width="29.209cm" svg:height="2.126cm" svg:x="0.621cm" svg:y="0.154cm" presentation:class="title" presentation:user-transformed="true">
        <draw:text-box>
          <text:p text:style-name="MP14"><text:span text:style-name="MT14">Click to edit the title text formatClick to edit Master title style</text:span></text:p>
        </draw:text-box>
      </draw:frame>
      <draw:frame draw:name="Content Placeholder 2" presentation:style-name="Mpr14" draw:text-style-name="MP3" draw:layer="backgroundobjects" svg:width="29.209cm" svg:height="12.086cm" svg:x="0.928cm" svg:y="3.23cm" presentation:class="outline" presentation:user-transformed="true">
        <draw:text-box>
          <text:list text:style-name="ML3">
            <text:list-item>
              <text:p><text:span text:style-name="MT10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0">Third Outline Level</text:span></text:p>
                      <text:list>
                        <text:list-item>
                          <text:p><text:span text:style-name="MT10">Fourth Outline Level</text:span></text:p>
                          <text:list>
                            <text:list-item>
                              <text:p><text:span text:style-name="MT10">Fifth Outline Level</text:span></text:p>
                              <text:list>
                                <text:list-item>
                                  <text:p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/text:p>
                                      <text:list>
                                        <text:list-item>
                                          <text:p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10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5" draw:text-style-name="MP17" draw:layer="backgroundobjects" svg:width="11.852cm" svg:height="0.634cm" svg:x="11.011cm" svg:y="18.203cm" presentation:class="footer" presentation:user-transformed="true">
        <draw:text-box>
          <text:p text:style-name="MP12"><text:span text:style-name="MT15">Copyright © 2020 Open Geospatial Consortium</text:span></text:p>
        </draw:text-box>
      </draw:frame>
      <draw:frame draw:name="Rectangle 6" presentation:style-name="Mpr15" draw:text-style-name="MP13" draw:layer="backgroundobjects" svg:width="3.169cm" svg:height="0.787cm" svg:x="30.015cm" svg:y="18.183cm" presentation:class="page-number" presentation:user-transformed="true">
        <draw:text-box>
          <text:p text:style-name="MP12"><text:span text:style-name="MT15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Picture 13" draw:style-name="Mgr10" draw:text-style-name="MP4" draw:layer="backgroundobjects" svg:width="33.866cm" svg:height="2.641cm" svg:x="0cm" svg:y="0.002cm">
        <draw:image xlink:href="Pictures/10000201000004C0000005592EFE46C9.png" xlink:type="simple" xlink:show="embed" xlink:actuate="onLoad">
          <text:p/>
        </draw:image>
      </draw:frame>
      <draw:frame draw:name="Picture 12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custom-shape draw:name="TextBox 7" draw:style-name="Mgr5" draw:text-style-name="MP8" draw:layer="backgroundobjects" svg:width="3.97cm" svg:height="1.944cm" svg:x="29.376cm" svg:y="0.088cm">
        <text:p text:style-name="MP7"><text:span text:style-name="MT9">OGC</text:span></text:p>
        <draw:enhanced-geometry svg:viewBox="0 0 21600 21600" draw:type="rectangle" draw:enhanced-path="M 0 0 L 21600 0 21600 21600 0 21600 0 0 Z N"/>
      </draw:custom-shape>
      <draw:custom-shape draw:name="TextBox 9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11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frame draw:name="Rectangle 4" presentation:style-name="Mpr18" draw:text-style-name="MP17" draw:layer="backgroundobjects" svg:width="11.852cm" svg:height="0.634cm" svg:x="11.011cm" svg:y="18.203cm" presentation:class="footer" presentation:user-transformed="true">
        <draw:text-box>
          <text:p text:style-name="MP12"><text:span text:style-name="MT15">Copyright © 2020 Open Geospatial Consortium</text:span></text:p>
        </draw:text-box>
      </draw:frame>
      <draw:frame draw:name="Rectangle 6" presentation:style-name="Mpr18" draw:text-style-name="MP13" draw:layer="backgroundobjects" svg:width="3.169cm" svg:height="0.787cm" svg:x="30.015cm" svg:y="18.183cm" presentation:class="page-number" presentation:user-transformed="true">
        <draw:text-box>
          <text:p text:style-name="MP12"><text:span text:style-name="MT15"><text:page-number>&lt;number&gt;</text:page-number></text:span></text:p>
        </draw:text-box>
      </draw:fram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custom-shape draw:name="Rectangle 32" draw:style-name="Mgr8" draw:text-style-name="MP3" draw:layer="backgroundobjects" svg:width="33.866cm" svg:height="1.191cm" svg:x="0cm" svg:y="17.077cm">
        <text:p/>
        <draw:enhanced-geometry svg:viewBox="0 0 21600 21600" draw:type="rectangle" draw:enhanced-path="M 0 0 L 21600 0 21600 21600 0 21600 0 0 Z N"/>
      </draw:custom-shape>
      <draw:frame draw:name="Picture 12" draw:style-name="Mgr9" draw:text-style-name="MP4" draw:layer="backgroundobjects" svg:width="33.866cm" svg:height="1.01cm" svg:x="0cm" svg:y="18.042cm">
        <draw:image xlink:href="Pictures/10000201000009C400000132B2E8EE5B.png" xlink:type="simple" xlink:show="embed" xlink:actuate="onLoad">
          <text:p/>
        </draw:image>
      </draw:frame>
      <draw:frame draw:name="Picture 6" draw:style-name="Mgr11" draw:text-style-name="MP4" draw:layer="backgroundobjects" svg:width="16.932cm" svg:height="17.076cm" svg:x="0cm" svg:y="0cm">
        <draw:image xlink:href="Pictures/10000201000004C0000005592EFE46C9.png" xlink:type="simple" xlink:show="embed" xlink:actuate="onLoad">
          <text:p/>
        </draw:image>
      </draw:frame>
      <draw:custom-shape draw:name="TextBox 7" draw:style-name="Mgr5" draw:text-style-name="MP19" draw:layer="backgroundobjects" svg:width="11.832cm" svg:height="2.282cm" svg:x="17.451cm" svg:y="0.807cm">
        <text:p text:style-name="MP18"><text:span text:style-name="MT16">Thank You!</text:span></text:p>
        <draw:enhanced-geometry svg:viewBox="0 0 21600 21600" draw:type="rectangle" draw:enhanced-path="M 0 0 L 21600 0 21600 21600 0 21600 0 0 Z N"/>
      </draw:custom-shape>
      <draw:line draw:name="Straight Connector 8" draw:style-name="Mgr12" draw:text-style-name="MP4" draw:layer="backgroundobjects" svg:x1="21.198cm" svg:y1="2.955cm" svg:x2="17.787cm" svg:y2="2.955cm">
        <text:p/>
      </draw:line>
      <draw:custom-shape draw:name="TextBox 13" draw:style-name="Mgr5" draw:text-style-name="MP6" draw:layer="backgroundobjects" svg:width="4.975cm" svg:height="2.537cm" svg:x="0.476cm" svg:y="0.512cm">
        <text:p text:style-name="MP5"><text:span text:style-name="MT4">OGC</text:span></text:p>
        <draw:enhanced-geometry svg:viewBox="0 0 21600 21600" draw:type="rectangle" draw:enhanced-path="M 0 0 L 21600 0 21600 21600 0 21600 0 0 Z N"/>
      </draw:custom-shape>
      <draw:frame draw:name="Picture 17" draw:style-name="Mgr7" draw:text-style-name="MP4" draw:layer="backgroundobjects" svg:width="1.219cm" svg:height="1.219cm" svg:x="21.283cm" svg:y="8.602cm">
        <draw:image xlink:href="">
          <text:p/>
        </draw:image>
      </draw:frame>
      <draw:frame draw:name="Picture 18" draw:style-name="Mgr7" draw:text-style-name="MP4" draw:layer="backgroundobjects" svg:width="1.094cm" svg:height="1.094cm" svg:x="21.283cm" svg:y="12.151cm">
        <draw:image xlink:href="Pictures/100002010000005F0000005F1382FD08.png" xlink:type="simple" xlink:show="embed" xlink:actuate="onLoad">
          <text:p/>
        </draw:image>
      </draw:frame>
      <draw:custom-shape draw:name="TextBox 19" draw:style-name="Mgr5" draw:text-style-name="MP10" draw:layer="backgroundobjects" svg:width="2.37cm" svg:height="0.758cm" svg:x="30.488cm" svg:y="18.192cm">
        <text:p text:style-name="MP9"><text:span text:style-name="MT7">ogc.org <text:s/>|</text:span></text:p>
        <draw:enhanced-geometry svg:viewBox="0 0 21600 21600" draw:type="rectangle" draw:enhanced-path="M 0 0 L 21600 0 21600 21600 0 21600 0 0 Z N"/>
      </draw:custom-shape>
      <draw:frame draw:name="Picture 23" draw:style-name="Mgr7" draw:text-style-name="MP4" draw:layer="backgroundobjects" svg:width="0.901cm" svg:height="0.901cm" svg:x="0.88cm" svg:y="18.104cm">
        <draw:image xlink:href="Pictures/10000201000004B0000004B000E9A1BD.png" xlink:type="simple" xlink:show="embed" xlink:actuate="onLoad">
          <text:p/>
        </draw:image>
      </draw:frame>
      <draw:frame draw:name="Picture 11" draw:style-name="Mgr7" draw:text-style-name="MP4" draw:layer="backgroundobjects" svg:width="1.212cm" svg:height="1.212cm" svg:x="30.7cm" svg:y="16.97cm">
        <draw:image xlink:href="Pictures/10000201000004B0000004B083BD3386.png" xlink:type="simple" xlink:show="embed" xlink:actuate="onLoad">
          <text:p/>
        </draw:image>
      </draw:frame>
      <draw:frame draw:name="Picture 12" draw:style-name="Mgr7" draw:text-style-name="MP4" draw:layer="backgroundobjects" svg:width="1.66cm" svg:height="1.66cm" svg:x="31.877cm" svg:y="16.73cm">
        <draw:image xlink:href="Pictures/10000201000004B0000004B0BC880360.png" xlink:type="simple" xlink:show="embed" xlink:actuate="onLoad">
          <text:p/>
        </draw:image>
      </draw:frame>
      <draw:frame draw:name="Slide Number Placeholder 5" presentation:style-name="Mpr21" draw:text-style-name="MP13" draw:layer="backgroundobjects" svg:width="3.169cm" svg:height="0.787cm" svg:x="30.015cm" svg:y="18.183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Default_20_5-title" draw:layer="backgroundobjects" svg:width="30.479cm" svg:height="3.18cm" svg:x="1.693cm" svg:y="0.76cm" presentation:class="title" presentation:placeholder="true">
        <draw:text-box/>
      </draw:frame>
      <draw:frame presentation:style-name="Default_20_5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6.932cm" svg:height="9.524cm" svg:x="1.058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30.479cm" svg:height="3.18cm" svg:x="1.693cm" svg:y="0.76cm" presentation:class="title" presentation:placeholder="true">
        <draw:text-box/>
      </draw:frame>
      <draw:frame presentation:style-name="Default1-outline1" draw:layer="backgroundobjects" svg:width="30.479cm" svg:height="12.572cm" svg:x="1.693cm" svg:y="4.457cm" presentation:class="outline" presentation:placeholder="true">
        <draw:text-box/>
      </draw:frame>
      <draw:frame presentation:style-name="Mpr24" draw:text-style-name="MP1" draw:layer="backgroundobjects" svg:width="7.89cm" svg:height="1.313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20" draw:layer="backgroundobjects" svg:width="10.734cm" svg:height="1.313cm" svg:x="11.582cm" svg:y="17.354cm" presentation:class="footer">
        <draw:text-box>
          <text:p text:style-name="MP20"><text:span text:style-name="MT1"><presentation:footer/></text:span></text:p>
        </draw:text-box>
      </draw:frame>
      <draw:frame presentation:style-name="Mpr24" draw:text-style-name="MP2" draw:layer="backgroundobjects" svg:width="7.89cm" svg:height="1.313cm" svg:x="24.282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1-title" draw:layer="backgroundobjects" svg:width="16.932cm" svg:height="9.524cm" svg:x="1.058cm" svg:y="1.93cm" presentation:class="page"/>
        <draw:frame presentation:style-name="Default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6-12T12:14:11</dc:date>
    <meta:generator>OpenOffice/4.1.13$Unix OpenOffice.org_project/4113m1$Build-9810</meta:generator>
    <meta:editing-duration>PT16H5S</meta:editing-duration>
    <meta:editing-cycles>102</meta:editing-cycles>
    <meta:document-statistic meta:object-count="176"/>
  </office:meta>
</office:document-meta>
</file>